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504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379cm"/>
    </style:style>
    <style:style style:name="co13" style:family="table-column">
      <style:table-column-properties fo:break-before="auto" style:column-width="1.54cm"/>
    </style:style>
    <style:style style:name="co14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4" table:number-columns-repeated="6" table:default-cell-style-name="Default"/>
        <table:table-column table:style-name="co7" table:number-columns-repeated="40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8"/>
          <table:table-cell table:style-name="ce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8"/>
          <table:table-cell table:style-name="ce9" office:value-type="string" calcext:value-type="string" table:number-columns-spanned="1" table:number-rows-spanned="3">
            <office:annotation draw:style-name="gr1" draw:text-style-name="P2" svg:width="8.024cm" svg:height="1.005cm" svg:x="36.195cm" svg:y="0.053cm" draw:caption-point-x="16.598cm" draw:caption-point-y="-0.043cm">
              <dc:date>2020-11-06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9" office:value-type="string" calcext:value-type="string" table:number-columns-spanned="2" table:number-rows-spanned="1">
            <text:p>Remuneração Básica</text:p>
          </table:table-cell>
          <table:covered-table-cell table:style-name="ce9"/>
          <table:table-cell table:style-name="ce9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9"/>
          <table:table-cell table:style-name="ce9" office:value-type="string" calcext:value-type="string" table:number-columns-spanned="1" table:number-rows-spanned="2">
            <office:annotation draw:style-name="gr2" draw:text-style-name="P2" svg:width="8.495cm" svg:height="1.137cm" svg:x="21.758cm" svg:y="0.187cm" draw:caption-point-x="16.755cm" draw:caption-point-y="0.274cm">
              <dc:date>2020-11-06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9" office:value-type="string" calcext:value-type="string" table:number-columns-spanned="1" table:number-rows-spanned="2">
            <office:annotation draw:style-name="gr3" draw:text-style-name="P2" svg:width="8.082cm" svg:height="1.031cm" svg:x="24.651cm" svg:y="0.187cm" draw:caption-point-x="16.382cm" draw:caption-point-y="0.274cm">
              <dc:date>2020-11-06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9" office:value-type="string" calcext:value-type="string" table:number-columns-spanned="1" table:number-rows-spanned="2">
            <office:annotation draw:style-name="gr4" draw:text-style-name="P2" svg:width="8.089cm" svg:height="0.74cm" svg:x="26.587cm" svg:y="0.187cm" draw:caption-point-x="16.378cm" draw:caption-point-y="0.274cm">
              <dc:date>2020-11-06T00:00:00</dc:date>
              <text:p text:style-name="P1"><text:span text:style-name="T1">9 Total dos rendimentos brutos pagos no mês.</text:span></text:p>
            </office:annotation>
            <text:p>Total de Rendimentos Brutos<text:span text:style-name="T4">9</text:span></text:p>
          </table:table-cell>
          <table:table-cell table:style-name="ce9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9"/>
          <table:table-cell table:style-name="ce9" office:value-type="string" calcext:value-type="string" table:number-columns-spanned="1" table:number-rows-spanned="2">
            <office:annotation draw:style-name="gr5" draw:text-style-name="P2" svg:width="6.467cm" svg:height="0.634cm" svg:x="34.384cm" svg:y="0.187cm" draw:caption-point-x="16.617cm" draw:caption-point-y="0.274cm">
              <dc:date>2020-11-06T00:00:00</dc:date>
              <text:p text:style-name="P1"><text:span text:style-name="T1">13 Total dos Descontos efetuados no mês.</text:span></text:p>
            </office:annotation>
            <text:p>Total de Descontos<text:span text:style-name="T4">13</text:span></text:p>
          </table:table-cell>
          <table:covered-table-cell table:style-name="ce9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766cm" svg:height="1.694cm" svg:x="9.171cm" svg:y="0.638cm" draw:caption-point-x="16.744cm" draw:caption-point-y="0.275cm">
              <dc:date>2020-11-06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4">1</text:span></text:p>
          </table:table-cell>
          <table:table-cell table:style-name="ce1" office:value-type="string" calcext:value-type="string">
            <office:annotation draw:style-name="gr7" draw:text-style-name="P2" svg:width="7.915cm" svg:height="1.403cm" svg:x="11.779cm" svg:y="0.638cm" draw:caption-point-x="16.461cm" draw:caption-point-y="0.275cm">
              <dc:date>2020-11-06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1" office:value-type="string" calcext:value-type="string">
            <office:annotation draw:style-name="gr8" draw:text-style-name="P2" svg:width="7.915cm" svg:height="1.826cm" svg:x="13.473cm" svg:y="0.638cm" draw:caption-point-x="16.559cm" draw:caption-point-y="0.275cm">
              <dc:date>2020-11-06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3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5.434cm" svg:y="0.638cm" draw:caption-point-x="16.39cm" draw:caption-point-y="0.275cm">
              <dc:date>2020-11-06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1" office:value-type="string" calcext:value-type="string">
            <office:annotation draw:style-name="gr9" draw:text-style-name="P2" svg:width="8.159cm" svg:height="1.085cm" svg:x="17.445cm" svg:y="0.638cm" draw:caption-point-x="16.506cm" draw:caption-point-y="0.275cm">
              <dc:date>2020-11-06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4">5</text:span></text:p>
          </table:table-cell>
          <table:table-cell table:style-name="ce1" office:value-type="string" calcext:value-type="string">
            <office:annotation draw:style-name="gr10" draw:text-style-name="P2" svg:width="8.268cm" svg:height="2.144cm" svg:x="19.456cm" svg:y="0.638cm" draw:caption-point-x="16.623cm" draw:caption-point-y="0.275cm">
              <dc:date>2020-11-06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9"/>
          <table:table-cell table:style-name="ce1" office:value-type="string" calcext:value-type="string">
            <office:annotation draw:style-name="gr7" draw:text-style-name="P2" svg:width="8.077cm" svg:height="1.403cm" svg:x="28.964cm" svg:y="0.638cm" draw:caption-point-x="16.38cm" draw:caption-point-y="0.275cm">
              <dc:date>2020-11-06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1" office:value-type="string" calcext:value-type="string">
            <office:annotation draw:style-name="gr11" draw:text-style-name="P2" svg:width="4.951cm" svg:height="0.635cm" svg:x="30.28cm" svg:y="0.638cm" draw:caption-point-x="16.604cm" draw:caption-point-y="0.275cm">
              <dc:date>2020-11-06T00:00:00</dc:date>
              <text:p text:style-name="P1"><text:span text:style-name="T1">11 Imposto de Renda na Fonte.</text:span></text:p>
            </office:annotation>
            <text:p>Imposto de Renda<text:span text:style-name="T4">11</text:span></text:p>
          </table:table-cell>
          <table:table-cell table:style-name="ce1" office:value-type="string" calcext:value-type="string">
            <office:annotation draw:style-name="gr7" draw:text-style-name="P2" svg:width="8.012cm" svg:height="1.403cm" svg:x="32.575cm" svg:y="0.638cm" draw:caption-point-x="16.634cm" draw:caption-point-y="0.275cm">
              <dc:date>2020-11-06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9"/>
          <table:table-cell table:style-name="ce2" table:number-columns-repeated="6"/>
          <table:table-cell table:number-columns-repeated="1000"/>
        </table:table-row>
        <table:table-row table:style-name="ro1">
          <table:table-cell office:value-type="float" office:value="551283" calcext:value-type="float">
            <text:p>551283</text:p>
          </table:table-cell>
          <table:table-cell office:value-type="string" calcext:value-type="string">
            <text:p>GLORIMAR MAIA</text:p>
          </table:table-cell>
          <table:table-cell office:value-type="string" calcext:value-type="string">
            <text:p>OFICIAL DE PROMOTORIA I</text:p>
          </table:table-cell>
          <table:table-cell office:value-type="string" calcext:value-type="string">
            <text:p>AREA DE DOCUMENTACAO E DIVULGACAO</text:p>
          </table:table-cell>
          <table:table-cell table:style-name="ce6" office:value-type="float" office:value="6321.4" calcext:value-type="float">
            <text:p><text:s/>6.321,40 </text:p>
          </table:table-cell>
          <table:table-cell table:style-name="ce6" office:value-type="float" office:value="3973.85" calcext:value-type="float">
            <text:p><text:s/>3.973,85 </text:p>
          </table:table-cell>
          <table:table-cell table:number-columns-repeated="3" table:style-name="ce6" office:value-type="float" office:value="0" calcext:value-type="float">
            <text:p><text:s/>- </text:p>
          </table:table-cell>
          <table:table-cell table:style-name="ce6" office:value-type="float" office:value="1061.07" calcext:value-type="float">
            <text:p><text:s/>1.061,07 </text:p>
          </table:table-cell>
          <table:table-cell table:number-columns-repeated="2" table:style-name="ce6" office:value-type="float" office:value="0" calcext:value-type="float">
            <text:p><text:s/>- </text:p>
          </table:table-cell>
          <table:table-cell table:style-name="ce6" office:value-type="float" office:value="11356.32" calcext:value-type="float">
            <text:p><text:s/>11.356,32 </text:p>
          </table:table-cell>
          <table:table-cell table:style-name="ce6" office:value-type="float" office:value="713.81" calcext:value-type="float">
            <text:p><text:s/>713,81 </text:p>
          </table:table-cell>
          <table:table-cell table:style-name="ce6" office:value-type="float" office:value="2347.88" calcext:value-type="float">
            <text:p><text:s/>2.347,88 </text:p>
          </table:table-cell>
          <table:table-cell table:style-name="ce6" office:value-type="float" office:value="0" calcext:value-type="float">
            <text:p><text:s/>- </text:p>
          </table:table-cell>
          <table:table-cell table:style-name="ce7" office:value-type="float" office:value="3061.69" calcext:value-type="float">
            <text:p><text:s/>3.061,69 </text:p>
          </table:table-cell>
          <table:table-cell table:style-name="ce7" office:value-type="float" office:value="8294.63" calcext:value-type="float">
            <text:p><text:s/>8.294,63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 da última atualização: 02/09/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</text:span><text:span text:style-name="T3"> Remuneração do cargo efetivo - Vencimento, GAMPU, V.P.I., Adicionais de Qualificação, G.A.E. e G.A.S., além de outras desta natureza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1</text:span><text:span text:style-name="T3"> Imposto de Renda na Fonte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1" table:number-rows-repeated="13820">
          <table:table-cell table:style-name="ce3"/>
          <table:table-cell table:number-columns-repeated="1023"/>
        </table:table-row>
        <table:table-row table:style-name="ro1" table:number-rows-repeated="10347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4:11:58.0528394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01:02.687000000</meta:creation-date>
    <dc:date>2021-02-03T14:13:07.043637577</dc:date>
    <meta:editing-duration>PT4M3S</meta:editing-duration>
    <meta:editing-cycles>3</meta:editing-cycles>
    <meta:generator>LibreOffice/6.4.4.2$Linux_X86_64 LibreOffice_project/40$Build-2</meta:generator>
    <meta:document-statistic meta:table-count="1" meta:cell-count="56" meta:object-count="0"/>
  </office:meta>
</office:document-meta>
</file>